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0.508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10.D2" style:family="table-cell">
      <style:table-cell-properties fo:background-color="#3333ff" fo:padding-left="0.199cm" fo:padding-right="0.191cm" fo:padding-top="0cm" fo:padding-bottom="0cm" fo:border="0.018cm solid #00000a">
        <style:background-image/>
      </style:table-cell-properties>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3333ff"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060*"/>
    </style:style>
    <style:style style:name="Tabela6.B" style:family="table-column">
      <style:table-column-properties style:column-width="0.82cm" style:rel-column-width="465*"/>
    </style:style>
    <style:style style:name="Tabela6.C" style:family="table-column">
      <style:table-column-properties style:column-width="0.926cm" style:rel-column-width="525*"/>
    </style:style>
    <style:style style:name="Tabela6.D" style:family="table-column">
      <style:table-column-properties style:column-width="0.847cm" style:rel-column-width="480*"/>
    </style:style>
    <style:style style:name="Tabela6.G" style:family="table-column">
      <style:table-column-properties style:column-width="1.032cm" style:rel-column-width="585*"/>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18"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0"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1" style:family="paragraph" style:parent-style-name="List_20_Paragraph">
      <style:text-properties fo:font-size="18pt" fo:language="pt" fo:country="BR" style:font-size-asian="18pt"/>
    </style:style>
    <style:style style:name="P22"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3"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25"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26"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27" style:family="paragraph" style:parent-style-name="List_20_Paragraph">
      <style:paragraph-properties fo:margin-top="0cm" fo:margin-bottom="0.049cm"/>
      <style:text-properties fo:font-size="10pt" fo:language="pt" fo:country="BR" style:font-size-asian="10pt" style:font-size-complex="10pt"/>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Standard" style:master-page-name="Standard">
      <style:paragraph-properties style:page-number="auto"/>
      <style:text-properties fo:language="pt" fo:country="BR"/>
    </style:style>
    <style:style style:name="P30" style:family="paragraph" style:parent-style-name="Standard" style:list-style-name="L5">
      <style:text-properties fo:font-size="14pt" fo:language="pt" fo:country="BR" style:font-size-asian="14pt"/>
    </style:style>
    <style:style style:name="P31" style:family="paragraph" style:parent-style-name="Standard">
      <style:paragraph-properties>
        <style:tab-stops>
          <style:tab-stop style:position="13.533cm"/>
        </style:tab-stops>
      </style:paragraph-properties>
      <style:text-properties fo:font-size="12pt" fo:language="pt" fo:country="BR" style:font-size-asian="12pt"/>
    </style:style>
    <style:style style:name="P32"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33" style:family="paragraph" style:parent-style-name="Standard">
      <style:paragraph-properties fo:margin-top="0cm" fo:margin-bottom="0cm" fo:line-height="100%"/>
      <style:text-properties fo:language="pt" fo:country="BR"/>
    </style:style>
    <style:style style:name="P34" style:family="paragraph" style:parent-style-name="Standard">
      <style:paragraph-properties fo:margin-top="0cm" fo:margin-bottom="0cm" fo:line-height="100%" fo:text-align="center" style:justify-single-word="false"/>
      <style:text-properties fo:language="pt" fo:country="BR"/>
    </style:style>
    <style:style style:name="P35"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36" style:family="paragraph" style:parent-style-name="Standard">
      <style:paragraph-properties fo:margin-top="0cm" fo:margin-bottom="0cm" fo:line-height="100%"/>
      <style:text-properties fo:color="#ffffff" fo:language="pt" fo:country="BR"/>
    </style:style>
    <style:style style:name="P37" style:family="paragraph" style:parent-style-name="Standard">
      <style:paragraph-properties fo:margin-top="0cm" fo:margin-bottom="0cm" fo:line-height="100%" fo:text-align="center" style:justify-single-word="false"/>
      <style:text-properties fo:color="#ffffff" fo:language="pt" fo:country="BR"/>
    </style:style>
    <style:style style:name="P38" style:family="paragraph" style:parent-style-name="Standard">
      <style:paragraph-properties fo:margin-top="0cm" fo:margin-bottom="0cm" fo:line-height="100%" fo:text-align="center" style:justify-single-word="false" fo:background-color="#3333ff">
        <style:background-image/>
      </style:paragraph-properties>
      <style:text-properties fo:color="#ffffff" fo:language="pt" fo:country="BR"/>
    </style:style>
    <style:style style:name="P39"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0" style:family="paragraph" style:parent-style-name="List_20_Paragraph" style:list-style-name="WWNum1">
      <style:paragraph-properties>
        <style:tab-stops>
          <style:tab-stop style:position="13.533cm"/>
        </style:tab-stops>
      </style:paragraph-properties>
      <style:text-properties fo:font-size="20pt" fo:language="pt" fo:country="BR" style:font-size-asian="20pt"/>
    </style:style>
    <style:style style:name="P41" style:family="paragraph" style:parent-style-name="List_20_Paragraph" style:list-style-name="WWNum1">
      <style:paragraph-properties>
        <style:tab-stops>
          <style:tab-stop style:position="1cm"/>
        </style:tab-stops>
      </style:paragraph-properties>
      <style:text-properties fo:font-size="20pt" fo:language="pt" fo:country="BR" style:font-size-asian="20pt"/>
    </style:style>
    <style:style style:name="P42" style:family="paragraph" style:parent-style-name="List_20_Paragraph" style:list-style-name="WWNum3">
      <style:text-properties fo:font-size="10pt" fo:language="pt" fo:country="BR" style:font-size-asian="10pt" style:font-size-complex="10pt"/>
    </style:style>
    <style:style style:name="P43"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4" style:family="paragraph" style:parent-style-name="List_20_Paragraph" style:list-style-name="L1">
      <style:paragraph-properties fo:margin-top="0cm" fo:margin-bottom="0.049cm"/>
      <style:text-properties fo:font-size="10pt" style:font-size-asian="10pt" style:font-size-complex="10pt"/>
    </style:style>
    <style:style style:name="P45"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46"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P47"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8" style:family="paragraph" style:parent-style-name="List_20_Paragraph" style:list-style-name="L6">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9"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50"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51"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52"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53" style:family="paragraph" style:parent-style-name="List_20_Paragraph">
      <style:paragraph-properties fo:margin-left="0cm" fo:margin-right="0cm" fo:text-indent="0cm" style:auto-text-indent="false">
        <style:tab-stops>
          <style:tab-stop style:position="13.533cm"/>
        </style:tab-stops>
      </style:paragraph-properties>
    </style:style>
    <style:style style:name="P54"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55"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56"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57"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58"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59"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fo:font-family="StarSymbol" style:font-pitch="variable"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1365_263711423" text:style-name="Internet_20_link" text:visited-style-name="Visited_20_Internet_20_Link">1.Definições gerais do projeto<text:tab/>2</text:a></text:p>
          <text:p text:style-name="P28"><text:a xlink:type="simple" xlink:href="#__RefHeading__1367_263711423" text:style-name="Internet_20_link" text:visited-style-name="Visited_20_Internet_20_Link">2.História<text:tab/>3</text:a></text:p>
          <text:p text:style-name="P28"><text:a xlink:type="simple" xlink:href="#__RefHeading__1369_263711423" text:style-name="Internet_20_link" text:visited-style-name="Visited_20_Internet_20_Link">3.Gameplay<text:tab/>5</text:a></text:p>
          <text:p text:style-name="P28"><text:a xlink:type="simple" xlink:href="#__RefHeading__1371_263711423" text:style-name="Internet_20_link" text:visited-style-name="Visited_20_Internet_20_Link">4.Personagens <text:tab/>8</text:a></text:p>
          <text:p text:style-name="P28"><text:a xlink:type="simple" xlink:href="#__RefHeading__1375_263711423" text:style-name="Internet_20_link" text:visited-style-name="Visited_20_Internet_20_Link">5.Câmera<text:tab/>9</text:a></text:p>
          <text:p text:style-name="P28"><text:a xlink:type="simple" xlink:href="#__RefHeading__1377_263711423" text:style-name="Internet_20_link" text:visited-style-name="Visited_20_Internet_20_Link">6.Controles<text:tab/>10</text:a></text:p>
          <text:p text:style-name="P28"><text:a xlink:type="simple" xlink:href="#__RefHeading__1379_263711423" text:style-name="Internet_20_link" text:visited-style-name="Visited_20_Internet_20_Link">7.Interface<text:tab/>11</text:a></text:p>
          <text:p text:style-name="P28"><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6683119708090386360" text:style-name="WWNum1">
        <text:list-item>
          <text:h text:style-name="P39" text:outline-level="1"><text:bookmark-start text:name="__RefHeading__1365_263711423"/><text:bookmark text:name="Bookmark"/><text:soft-page-break/>Definições gerais do projeto<text:bookmark-end text:name="__RefHeading__1365_263711423"/></text:h>
        </text:list-item>
      </text:list>
      <text:p text:style-name="P22"/>
      <text:list xml:id="list5703791516505030271" text:style-name="WWNum3">
        <text:list-item>
          <text:p text:style-name="P42">Estrutura do projeto:</text:p>
        </text:list-item>
      </text:list>
      <text:list xml:id="list5505828963919697050" text:style-name="L1">
        <text:list-item>
          <text:p text:style-name="P43">Implementação do Jogo</text:p>
          <text:list>
            <text:list-item>
              <text:list>
                <text:list-item>
                  <text:p text:style-name="P43">Godot 3.2.3 </text:p>
                </text:list-item>
                <text:list-item>
                  <text:p text:style-name="P44"><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
      <text:p text:style-name="P4"><text:line-break/></text:p>
      <text:p text:style-name="P21"><text:line-break/></text:p>
      <text:p text:style-name="P21"><text:soft-page-break/></text:p>
      <text:list xml:id="list42390817" text:continue-list="list6683119708090386360" text:style-name="WWNum1">
        <text:list-item>
          <text:h text:style-name="P39" text:outline-level="1"><text:bookmark-start text:name="__RefHeading__1367_263711423"/><text:bookmark text:name="Bookmark1"/>História<text:bookmark-end text:name="__RefHeading__1367_263711423"/></text:h>
        </text:list-item>
      </text:list>
      <text:p text:style-name="P22"/>
      <text:p text:style-name="P47">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47">Desde muito tempo, existia uma conexão entre os dois planetas, feita por uma máquina baseada em dispositivos elásticos, era muito rudimentar, mas permtiu a iteraçao entre os dois povos, o que infelizmente levou a guerras. Os Azulins acreditavam serem os próprietários dos planeta Vermedus, o qual eles acreditavam ser apenas uma lua. Por isso, após conectarem os dois planetas, os Vermedus mais avançados tecnologicamente, acabaram subjulgando os Vermendins. Os Azulins eram interessados nos recursos minerais do planena Vermedus, o mineral Vermelho era importante para o seu avanço tecnológico. </text:p>
      <text:p text:style-name="P47">Durante muito, muito tempo, os Vermendins simplesmente trabalhavam para minerar para os Azulins, sempre temendo se rebelarem e sofrerem as consequêmcias, embora nesse momento o seu meio-ambiente já estava mostrando sinais de desgaste.</text:p>
      <text:p text:style-name="P47">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47">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47">Por muito tempo essa ideia foi esquecida por Fred, até um certo dia, um dia que mudaria sua vida, <text:s/>um Azulin deixou cair um pequeno pedaço de papel, era uma pequena foto de um antigo por-do-sol, será um por-do-sol de Azulin ou um atigo retrato de Vermendin? Nessa foto <text:soft-page-break/>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47">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47">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3215635938080918546" text:style-name="L6">
        <text:list-item>
          <text:p text:style-name="P48"><text:span text:style-name="T5">Parte 1: A saída da Mina</text:span>: Foi a primeira batalhada travada por Fred, aconteceu na saída da Mina, após sair dos portões, Fred deparou-se com a guarda Vermelim que controlava a saída dos mineraisda mina.</text:p>
        </text:list-item>
        <text:list-item>
          <text:p text:style-name="P48"><text:span text:style-name="T5">Parte 2 : Estrada para a Máquina: </text:span><text:span text:style-name="T6">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8"><text:span text:style-name="T5">Parte 3: À espera da máquina</text:span><text:span text:style-name="T6">: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8"><text:span text:style-name="T5">Parte 4: A luta por liberdade</text:span><text:span text:style-name="T6">: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Fred, espantado, ele pergunta como ela havia sido criada, nesse momento o Rei vê o esforço de </text:span><text:soft-page-break/><text:span text:style-name="T6">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47"><text:span text:style-name="T6">Com a promessa de paz e de uma vida digna para os Vermelins, Fred sente-se realizado por ajudar seu povo, e pode finalmente observar o belo por do sol, e sonhar como o dia que o sol voltará a brilhar assim em seu planeta.</text:span></text:p>
      <text:list xml:id="list42364485" text:continue-numbering="true" text:style-name="L6">
        <text:list-item>
          <text:list>
            <text:list-item>
              <text:list>
                <text:list-item>
                  <text:list>
                    <text:list-item>
                      <text:list>
                        <text:list-item>
                          <text:list>
                            <text:list-item>
                              <text:list>
                                <text:list-item>
                                  <text:list>
                                    <text:list-header>
                                      <text:p text:style-name="P48"><text:line-break/></text:p>
                                    </text:list-header>
                                  </text:list>
                                </text:list-item>
                              </text:list>
                            </text:list-item>
                          </text:list>
                        </text:list-item>
                      </text:list>
                    </text:list-item>
                  </text:list>
                </text:list-item>
              </text:list>
            </text:list-item>
          </text:list>
        </text:list-item>
      </text:list>
      <text:list xml:id="list42390557" text:continue-list="list42390817" text:style-name="WWNum1">
        <text:list-item>
          <text:h text:style-name="P45" text:outline-level="1"><text:bookmark-start text:name="__RefHeading__1369_263711423"/><text:bookmark text:name="Bookmark2"/>Gameplay<text:bookmark-end text:name="__RefHeading__1369_263711423"/></text:h>
        </text:list-item>
      </text:list>
      <text:p text:style-name="P18"/>
      <text:p text:style-name="P49">É um jogo de ataque-defesa, ontem a cada fase o jogador poderá criar estratégias com os recursos disponíveis para resistir um determinado tempo ou abrir caminho em um mapa.</text:p>
      <text:p text:style-name="P49">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49">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49">Por sua vez, o inimigo possuirá uma artilharia que tetará destruir as tropas do jogador.</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8"/>
      <text:list xml:id="list42375550" text:continue-numbering="true" text:style-name="WWNum1">
        <text:list-item>
          <text:h text:style-name="P39"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24">Jogador</text:p>
          </table:table-cell>
          <table:covered-table-cell/>
          <table:covered-table-cell/>
        </table:table-row>
        <table:table-row table:style-name="Tabela1.1">
          <table:table-cell table:style-name="Tabela1.A2" office:value-type="string">
            <text:p text:style-name="P24">Nome</text:p>
          </table:table-cell>
          <table:table-cell table:style-name="Tabela1.B2" office:value-type="string">
            <text:p text:style-name="P57">Descricao</text:p>
          </table:table-cell>
          <table:table-cell table:style-name="Tabela1.A2" office:value-type="string">
            <text:p text:style-name="P57">Animacoes/Assets</text:p>
          </table:table-cell>
        </table:table-row>
        <table:table-row table:style-name="Tabela1.1">
          <table:table-cell table:style-name="Tabela1.A1" office:value-type="string">
            <text:p text:style-name="P24">Fred</text:p>
          </table:table-cell>
          <table:table-cell table:style-name="Tabela1.B3" office:value-type="string">
            <text:p text:style-name="P25">Personagem principal.</text:p>
          </table:table-cell>
          <table:table-cell table:style-name="Tabela1.A1" office:value-type="string">
            <text:p text:style-name="P25">Animacao: Correndo, Ataque, Trabalhando, Morrendo, Comemorando</text:p>
            <text:p text:style-name="P25"/>
          </table:table-cell>
        </table:table-row>
        <table:table-row table:style-name="Tabela1.4">
          <table:table-cell table:style-name="Tabela1.A2" table:number-rows-spanned="6" office:value-type="string">
            <text:p text:style-name="P26">Personagens especializados</text:p>
          </table:table-cell>
          <table:table-cell table:style-name="Tabela1.B2" office:value-type="string">
            <text:p text:style-name="P25"><text:span text:style-name="T5">Escavador</text:span> – Cria barreira para protecao</text:p>
            <text:p text:style-name="P25"><text:span text:style-name="T3">Upgrade</text:span>: Cria uma barreiramaior</text:p>
          </table:table-cell>
          <table:table-cell table:style-name="Tabela1.A2" office:value-type="string">
            <text:p text:style-name="P25">Correndo, Morrendo, Escavando</text:p>
          </table:table-cell>
        </table:table-row>
        <table:table-row table:style-name="Tabela1.5">
          <table:covered-table-cell/>
          <table:table-cell table:style-name="Tabela1.B2" office:value-type="string">
            <text:p text:style-name="P25"><text:span text:style-name="T5">Enfermeiro</text:span> – Recupera vida dos demais personagens</text:p>
            <text:p text:style-name="P25"><text:span text:style-name="T3">Upgrade</text:span>: Cura mais rápido</text:p>
          </table:table-cell>
          <table:table-cell table:style-name="Tabela1.A2" office:value-type="string">
            <text:p text:style-name="P25">Correndo, Morrendo, Ajudando</text:p>
          </table:table-cell>
        </table:table-row>
        <table:table-row table:style-name="Tabela1.6">
          <table:covered-table-cell/>
          <table:table-cell table:style-name="Tabela1.B2" office:value-type="string">
            <text:p text:style-name="P25"><text:span text:style-name="T5">Pistoleiro</text:span> – Atira com range curta</text:p>
            <text:p text:style-name="P25"><text:span text:style-name="T3">Upgrade</text:span>: Ganha um carrinho de artilharia, quando destruído vira um pistoleiro normal</text:p>
          </table:table-cell>
          <table:table-cell table:style-name="Tabela1.A2" office:value-type="string">
            <text:p text:style-name="P25">Correndo, <text:s/>Morrendo, Atirando</text:p>
          </table:table-cell>
        </table:table-row>
        <table:table-row table:style-name="Tabela1.7">
          <table:covered-table-cell/>
          <table:table-cell table:style-name="Tabela1.B2" office:value-type="string">
            <text:p text:style-name="P25"><text:span text:style-name="T5">Granadeiro</text:span> – Ataca pouco mas causa dano em área</text:p>
            <text:p text:style-name="P25"><text:span text:style-name="T3">Upgrade</text:span>: Aumenta o range da explosao</text:p>
          </table:table-cell>
          <table:table-cell table:style-name="Tabela1.A2" office:value-type="string">
            <text:p text:style-name="P25">Correndo, <text:s/>Morrendo, Atirando</text:p>
          </table:table-cell>
        </table:table-row>
        <table:table-row table:style-name="Tabela1.8">
          <table:covered-table-cell/>
          <table:table-cell table:style-name="Tabela1.B2" office:value-type="string">
            <text:p text:style-name="P25"><text:span text:style-name="T5">Fumaçador</text:span> – Cria uma fumaça que esconde os personagens por um tempo</text:p>
            <text:p text:style-name="P25"><text:span text:style-name="T3">Upgrade</text:span>: Cria dois focos de fumaça</text:p>
          </table:table-cell>
          <table:table-cell table:style-name="Tabela1.A2" office:value-type="string">
            <text:p text:style-name="P25">Correndo, <text:s/>Morrendo, Atirando</text:p>
          </table:table-cell>
        </table:table-row>
        <table:table-row table:style-name="Tabela1.9">
          <table:covered-table-cell/>
          <table:table-cell table:style-name="Tabela1.B2" office:value-type="string">
            <text:p text:style-name="P25"><text:span text:style-name="T5">Fogueteiro</text:span> – Possui arma anti-aérea:</text:p>
            <text:p text:style-name="P25"><text:span text:style-name="T3">Upgrade</text:span>: Misseis mais rápidos</text:p>
          </table:table-cell>
          <table:table-cell table:style-name="Tabela1.A2" office:value-type="string">
            <text:p text:style-name="P25">Correndo, <text:s/>Morrendo, Atirando</text:p>
          </table:table-cell>
        </table:table-row>
      </table:table>
      <text:p text:style-name="P19"/>
      <text:p text:style-name="P19"/>
      <text:p text:style-name="P19"/>
      <text:p text:style-name="P19"/>
      <text:p text:style-name="P19"/>
      <text:p text:style-name="P19"/>
      <text:p text:style-name="P19"/>
      <text:p text:style-name="P19"/>
      <text:p text:style-name="P52"/>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24">Computador</text:p>
          </table:table-cell>
          <table:covered-table-cell/>
          <table:covered-table-cell/>
        </table:table-row>
        <table:table-row table:style-name="Tabela3.1">
          <table:table-cell table:style-name="Tabela3.A2" office:value-type="string">
            <text:p text:style-name="P24">Nome</text:p>
          </table:table-cell>
          <table:table-cell table:style-name="Tabela3.B2" office:value-type="string">
            <text:p text:style-name="P57">Descricao</text:p>
          </table:table-cell>
          <table:table-cell table:style-name="Tabela3.A2" office:value-type="string">
            <text:p text:style-name="P57">Animacoes/Assets</text:p>
          </table:table-cell>
        </table:table-row>
        <table:table-row table:style-name="Tabela3.3">
          <table:table-cell table:style-name="Tabela3.A2" table:number-rows-spanned="6" office:value-type="string">
            <text:p text:style-name="P26">Personagens especializados</text:p>
          </table:table-cell>
          <table:table-cell table:style-name="Tabela3.B2" office:value-type="string">
            <text:p text:style-name="P25">Canhão – Ataca com muito dano</text:p>
          </table:table-cell>
          <table:table-cell table:style-name="Tabela3.A2" office:value-type="string">
            <text:p text:style-name="P25">Atacando</text:p>
          </table:table-cell>
        </table:table-row>
        <table:table-row table:style-name="Tabela3.4">
          <table:covered-table-cell/>
          <table:table-cell table:style-name="Tabela3.B2" office:value-type="string">
            <text:p text:style-name="P25">Torre laser – Varios ataques rapidos</text:p>
          </table:table-cell>
          <table:table-cell table:style-name="Tabela3.A2" office:value-type="string">
            <text:p text:style-name="P25">Atacando</text:p>
          </table:table-cell>
        </table:table-row>
        <table:table-row table:style-name="Tabela3.5">
          <table:covered-table-cell/>
          <table:table-cell table:style-name="Tabela3.B2" office:value-type="string">
            <text:p text:style-name="P25">Tanque – Possui muita vida, ataca em direçao das tropas do jogador</text:p>
          </table:table-cell>
          <table:table-cell table:style-name="Tabela3.A2" office:value-type="string">
            <text:p text:style-name="P25">Atacando/Movendo</text:p>
          </table:table-cell>
        </table:table-row>
        <table:table-row table:style-name="Tabela3.6">
          <table:covered-table-cell/>
          <table:table-cell table:style-name="Tabela3.B2" office:value-type="string">
            <text:p text:style-name="P25">Aviao – Ataque aéreo</text:p>
          </table:table-cell>
          <table:table-cell table:style-name="Tabela3.A2" office:value-type="string">
            <text:p text:style-name="P25">Atacando/Voando</text:p>
          </table:table-cell>
        </table:table-row>
        <table:table-row table:style-name="Tabela3.7">
          <table:covered-table-cell/>
          <table:table-cell table:style-name="Tabela3.B2" office:value-type="string">
            <text:p text:style-name="P25">Soldados – Artilharia leve</text:p>
          </table:table-cell>
          <table:table-cell table:style-name="Tabela3.A2" office:value-type="string">
            <text:p text:style-name="P25">Caminhando, Atacando, Morrendo</text:p>
          </table:table-cell>
        </table:table-row>
        <table:table-row table:style-name="Tabela3.8">
          <table:covered-table-cell/>
          <table:table-cell table:style-name="Tabela3.B2" office:value-type="string">
            <text:p text:style-name="P25"><text:s/></text:p>
          </table:table-cell>
          <table:table-cell table:style-name="Tabela3.A2" office:value-type="string">
            <text:p text:style-name="P25"><text:s/></text:p>
          </table:table-cell>
        </table:table-row>
      </table:table>
      <text:p text:style-name="P19"/>
      <text:p text:style-name="P52"/>
      <table:table table:name="Tabela4" table:style-name="Tabela4">
        <table:table-column table:style-name="Tabela4.A"/>
        <table:table-column table:style-name="Tabela4.B"/>
        <table:table-row table:style-name="Tabela4.1">
          <table:table-cell table:style-name="Tabela4.A1" table:number-columns-spanned="2" office:value-type="string">
            <text:p text:style-name="P24">Mapas</text:p>
          </table:table-cell>
          <table:covered-table-cell/>
        </table:table-row>
        <table:table-row table:style-name="Tabela4.1">
          <table:table-cell table:style-name="Tabela4.A2" office:value-type="string">
            <text:p text:style-name="P24">Nome</text:p>
          </table:table-cell>
          <table:table-cell table:style-name="Tabela4.A2" office:value-type="string">
            <text:p text:style-name="P57">Descricao</text:p>
          </table:table-cell>
        </table:table-row>
        <table:table-row table:style-name="Tabela4.1">
          <table:table-cell table:style-name="Tabela4.A2" office:value-type="string">
            <text:p text:style-name="P24">Saída da mina</text:p>
          </table:table-cell>
          <table:table-cell table:style-name="Tabela4.A2" office:value-type="string">
            <text:p text:style-name="P57">Mapa que ocorre após a saída do portao da mina. Chao batido, escombros, maquinas abandonadas</text:p>
          </table:table-cell>
        </table:table-row>
        <table:table-row table:style-name="Tabela4.1">
          <table:table-cell table:style-name="Tabela4.A2" office:value-type="string">
            <text:p text:style-name="P24">Estrada</text:p>
          </table:table-cell>
          <table:table-cell table:style-name="Tabela4.A2" office:value-type="string">
            <text:p text:style-name="P57">Estrada a caminho da Maquina, uma estrada danificada</text:p>
          </table:table-cell>
        </table:table-row>
        <table:table-row table:style-name="Tabela4.1">
          <table:table-cell table:style-name="Tabela4.A2" office:value-type="string">
            <text:p text:style-name="P24">Pátio da máquina</text:p>
          </table:table-cell>
          <table:table-cell table:style-name="Tabela4.A2" office:value-type="string">
            <text:p text:style-name="P57">Pátio próximo da máquina, é possível ver a Máquina armazenando energia elástica</text:p>
          </table:table-cell>
        </table:table-row>
        <table:table-row table:style-name="Tabela4.1">
          <table:table-cell table:style-name="Tabela4.A2" office:value-type="string">
            <text:p text:style-name="P24">Planeta Azul</text:p>
          </table:table-cell>
          <table:table-cell table:style-name="Tabela4.A2" office:value-type="string">
            <text:p text:style-name="P57">Pátio no planeta Azulus, é um lugar mais moderno e organizado, como um pátio de empresa.</text:p>
          </table:table-cell>
        </table:table-row>
      </table:table>
      <text:p text:style-name="P19"/>
      <text:p text:style-name="P19"/>
      <text:p text:style-name="P19"/>
      <text:p text:style-name="P19"/>
      <text:p text:style-name="P19"/>
      <text:p text:style-name="P19"/>
      <text:p text:style-name="P19"/>
      <text:p text:style-name="P19"/>
      <text:list xml:id="list42370202" text:continue-numbering="true" text:style-name="WWNum1">
        <text:list-item>
          <text:h text:style-name="P40" text:outline-level="1"><text:bookmark-start text:name="__RefHeading__1375_263711423"/><text:soft-page-break/><text:span text:style-name="T4">Câmera</text:span><text:bookmark-end text:name="__RefHeading__1375_263711423"/></text:h>
        </text:list-item>
      </text:list>
      <text:p text:style-name="P23"/>
      <text:p text:style-name="P17">Visão isometrica.</text:p>
      <text:p text:style-name="P17"/>
      <text:p text:style-name="P20"/>
      <text:p text:style-name="P6"/>
      <text:list xml:id="list42365389" text:continue-numbering="true" text:style-name="WWNum1">
        <text:list-item>
          <text:h text:style-name="P46" text:outline-level="1"><text:bookmark-start text:name="__RefHeading__1377_263711423"/><text:bookmark text:name="Bookmark5"/>Controles<text:bookmark-end text:name="__RefHeading__1377_263711423"/></text:h>
        </text:list-item>
      </text:list>
      <text:list xml:id="list4460161557193664442" text:style-name="L5">
        <text:list-item>
          <text:p text:style-name="P30">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1" text:outline-level="1"><text:bookmark text:name="Bookmark6"/></text:h>
      <text:list xml:id="list42384929" text:continue-list="list42365389" text:style-name="WWNum1">
        <text:list-item>
          <text:h text:style-name="P39" text:outline-level="1"><text:bookmark-start text:name="__RefHeading__1379_263711423"/><text:bookmark text:name="Bookmark7"/><text:soft-page-break/>Interface<text:bookmark-end text:name="__RefHeading__1379_263711423"/></text:h>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42368784" text:continue-numbering="true" text:style-name="WWNum1">
        <text:list-item>
          <text:h text:style-name="P41" text:outline-level="1"><text:bookmark-start text:name="__RefHeading__1381_263711423"/><text:bookmark text:name="Bookmark8"/><text:soft-page-break/><text:span text:style-name="T4">Cronograma</text:span><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D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D2" office:value-type="string">
            <text:p text:style-name="P16"/>
          </table:table-cell>
          <table:table-cell table:style-name="Tabela10.D2" office:value-type="string">
            <text:p text:style-name="P16"/>
          </table:table-cell>
          <table:table-cell table:style-name="Tabela10.D2" office:value-type="string">
            <text:p text:style-name="P16"/>
          </table:table-cell>
          <table:table-cell table:style-name="Tabela10.D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2">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D2" office:value-type="string">
            <text:p text:style-name="P16"/>
          </table:table-cell>
          <table:table-cell table:style-name="Tabela10.D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2">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D2" office:value-type="string">
            <text:p text:style-name="P16"/>
          </table:table-cell>
          <table:table-cell table:style-name="Tabela10.D2" office:value-type="string">
            <text:p text:style-name="P16"/>
          </table:table-cell>
          <table:table-cell table:style-name="Tabela10.D2" office:value-type="string">
            <text:p text:style-name="P16"/>
          </table:table-cell>
        </table:table-row>
      </table:table>
      <text:p text:style-name="P53"/>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row>
      </table:table>
      <text:p text:style-name="P53"/>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row>
      </table:table>
      <text:p text:style-name="P59"/>
      <text:p text:style-name="P59"/>
      <text:p text:style-name="P59"/>
      <text:p text:style-name="P59"/>
      <text:p text:style-name="P59"/>
      <text:p text:style-name="P59"/>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62</meta:editing-cycles>
    <meta:creation-date>2014-03-04T22:44:00</meta:creation-date>
    <dc:date>2020-11-02T22:16:25.52</dc:date>
    <dc:language>pt-BR</dc:language>
    <meta:editing-duration>PT13H54M36S</meta:editing-duration>
    <meta:generator>OpenOffice/4.1.7$Win32 OpenOffice.org_project/417m1$Build-9800</meta:generator>
    <meta:document-statistic meta:table-count="6" meta:image-count="0" meta:object-count="0" meta:page-count="13" meta:paragraph-count="145" meta:word-count="1431" meta:character-count="88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